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PTDF low threshold [%]</text:p>
          </table:table-cell>
          <table:covered-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Iterations</text:p>
          </table:table-cell>
          <table:table-cell office:value-type="float" office:value="1" calcext:value-type="float">
            <text:p>1</text:p>
          </table:table-cell>
          <table:table-cell office:value-type="float" office:value="1507.85" calcext:value-type="float">
            <text:p>1507.85</text:p>
          </table:table-cell>
          <table:table-cell office:value-type="float" office:value="1494.25" calcext:value-type="float">
            <text:p>1494.25</text:p>
          </table:table-cell>
          <table:table-cell office:value-type="float" office:value="1478.58" calcext:value-type="float">
            <text:p>1478.58</text:p>
          </table:table-cell>
          <table:table-cell office:value-type="float" office:value="1475.47" calcext:value-type="float">
            <text:p>1475.47</text:p>
          </table:table-cell>
          <table:table-cell office:value-type="float" office:value="1473.02" calcext:value-type="float">
            <text:p>1473.02</text:p>
          </table:table-cell>
          <table:table-cell office:value-type="float" office:value="1462.38" calcext:value-type="float">
            <text:p>1462.38</text:p>
          </table:table-cell>
          <table:table-cell office:value-type="float" office:value="1452.05" calcext:value-type="float">
            <text:p>1452.05</text:p>
          </table:table-cell>
          <table:table-cell office:value-type="float" office:value="1443.46" calcext:value-type="float">
            <text:p>1443.46</text:p>
          </table:table-cell>
          <table:table-cell office:value-type="float" office:value="1436.78" calcext:value-type="float">
            <text:p>1436.78</text:p>
          </table:table-cell>
          <table:table-cell office:value-type="float" office:value="1389.34" calcext:value-type="float">
            <text:p>1389.34</text:p>
          </table:table-cell>
          <table:table-cell office:value-type="float" office:value="1350.54" calcext:value-type="float">
            <text:p>1350.5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63.61" calcext:value-type="float">
            <text:p>1363.61</text:p>
          </table:table-cell>
          <table:table-cell office:value-type="float" office:value="1373.02" calcext:value-type="float">
            <text:p>1373.02</text:p>
          </table:table-cell>
          <table:table-cell office:value-type="float" office:value="1380.3" calcext:value-type="float">
            <text:p>1380.3</text:p>
          </table:table-cell>
          <table:table-cell office:value-type="float" office:value="1385.16" calcext:value-type="float">
            <text:p>1385.16</text:p>
          </table:table-cell>
          <table:table-cell office:value-type="float" office:value="1389.53" calcext:value-type="float">
            <text:p>1389.53</text:p>
          </table:table-cell>
          <table:table-cell office:value-type="float" office:value="1389.79" calcext:value-type="float">
            <text:p>1389.79</text:p>
          </table:table-cell>
          <table:table-cell office:value-type="float" office:value="1389.73" calcext:value-type="float">
            <text:p>1389.73</text:p>
          </table:table-cell>
          <table:table-cell office:value-type="float" office:value="1389.65" calcext:value-type="float">
            <text:p>1389.65</text:p>
          </table:table-cell>
          <table:table-cell office:value-type="float" office:value="1389.57" calcext:value-type="float">
            <text:p>1389.57</text:p>
          </table:table-cell>
          <table:table-cell office:value-type="float" office:value="1369.37" calcext:value-type="float">
            <text:p>1369.37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357.79" calcext:value-type="float">
            <text:p>1357.79</text:p>
          </table:table-cell>
          <table:table-cell office:value-type="float" office:value="1363.03" calcext:value-type="float">
            <text:p>1363.03</text:p>
          </table:table-cell>
          <table:table-cell office:value-type="float" office:value="1367.18" calcext:value-type="float">
            <text:p>1367.18</text:p>
          </table:table-cell>
          <table:table-cell office:value-type="float" office:value="1370.48" calcext:value-type="float">
            <text:p>1370.48</text:p>
          </table:table-cell>
          <table:table-cell office:value-type="float" office:value="1373.58" calcext:value-type="float">
            <text:p>1373.58</text:p>
          </table:table-cell>
          <table:table-cell office:value-type="float" office:value="1374.32" calcext:value-type="float">
            <text:p>1374.32</text:p>
          </table:table-cell>
          <table:table-cell office:value-type="float" office:value="1374.9" calcext:value-type="float">
            <text:p>1374.9</text:p>
          </table:table-cell>
          <table:table-cell office:value-type="float" office:value="1375.43" calcext:value-type="float">
            <text:p>1375.43</text:p>
          </table:table-cell>
          <table:table-cell office:value-type="float" office:value="1375.92" calcext:value-type="float">
            <text:p>1375.92</text:p>
          </table:table-cell>
          <table:table-cell office:value-type="float" office:value="1363.04" calcext:value-type="float">
            <text:p>1363.04</text:p>
          </table:table-cell>
          <table:table-cell office:value-type="float" office:value="1350.94" calcext:value-type="float">
            <text:p>1350.9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355.54" calcext:value-type="float">
            <text:p>1355.54</text:p>
          </table:table-cell>
          <table:table-cell office:value-type="float" office:value="1359.22" calcext:value-type="float">
            <text:p>1359.22</text:p>
          </table:table-cell>
          <table:table-cell office:value-type="float" office:value="1362.26" calcext:value-type="float">
            <text:p>1362.26</text:p>
          </table:table-cell>
          <table:table-cell office:value-type="float" office:value="1364.72" calcext:value-type="float">
            <text:p>1364.72</text:p>
          </table:table-cell>
          <table:table-cell office:value-type="float" office:value="1367.08" calcext:value-type="float">
            <text:p>1367.08</text:p>
          </table:table-cell>
          <table:table-cell office:value-type="float" office:value="1367.77" calcext:value-type="float">
            <text:p>1367.77</text:p>
          </table:table-cell>
          <table:table-cell office:value-type="float" office:value="1368.35" calcext:value-type="float">
            <text:p>1368.35</text:p>
          </table:table-cell>
          <table:table-cell office:value-type="float" office:value="1368.88" calcext:value-type="float">
            <text:p>1368.88</text:p>
          </table:table-cell>
          <table:table-cell office:value-type="float" office:value="1369.38" calcext:value-type="float">
            <text:p>1369.38</text:p>
          </table:table-cell>
          <table:table-cell office:value-type="float" office:value="1359.96" calcext:value-type="float">
            <text:p>1359.96</text:p>
          </table:table-cell>
          <table:table-cell office:value-type="float" office:value="1350.97" calcext:value-type="float">
            <text:p>1350.9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354.44" calcext:value-type="float">
            <text:p>1354.44</text:p>
          </table:table-cell>
          <table:table-cell office:value-type="float" office:value="1357.26" calcext:value-type="float">
            <text:p>1357.26</text:p>
          </table:table-cell>
          <table:table-cell office:value-type="float" office:value="1359.64" calcext:value-type="float">
            <text:p>1359.64</text:p>
          </table:table-cell>
          <table:table-cell office:value-type="float" office:value="1361.59" calcext:value-type="float">
            <text:p>1361.59</text:p>
          </table:table-cell>
          <table:table-cell office:value-type="float" office:value="1363.48" calcext:value-type="float">
            <text:p>1363.48</text:p>
          </table:table-cell>
          <table:table-cell office:value-type="float" office:value="1364.1" calcext:value-type="float">
            <text:p>1364.1</text:p>
          </table:table-cell>
          <table:table-cell office:value-type="float" office:value="1364.62" calcext:value-type="float">
            <text:p>1364.62</text:p>
          </table:table-cell>
          <table:table-cell office:value-type="float" office:value="1365.11" calcext:value-type="float">
            <text:p>1365.11</text:p>
          </table:table-cell>
          <table:table-cell office:value-type="float" office:value="1365.58" calcext:value-type="float">
            <text:p>1365.58</text:p>
          </table:table-cell>
          <table:table-cell office:value-type="float" office:value="1358.15" calcext:value-type="float">
            <text:p>1358.15</text:p>
          </table:table-cell>
          <table:table-cell office:value-type="float" office:value="1350.99" calcext:value-type="float">
            <text:p>1350.9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353.78" calcext:value-type="float">
            <text:p>1353.78</text:p>
          </table:table-cell>
          <table:table-cell office:value-type="float" office:value="1356.07" calcext:value-type="float">
            <text:p>1356.07</text:p>
          </table:table-cell>
          <table:table-cell office:value-type="float" office:value="1358.02" calcext:value-type="float">
            <text:p>1358.02</text:p>
          </table:table-cell>
          <table:table-cell office:value-type="float" office:value="1359.63" calcext:value-type="float">
            <text:p>1359.63</text:p>
          </table:table-cell>
          <table:table-cell office:value-type="float" office:value="1361.21" calcext:value-type="float">
            <text:p>1361.21</text:p>
          </table:table-cell>
          <table:table-cell office:value-type="float" office:value="1361.75" calcext:value-type="float">
            <text:p>1361.75</text:p>
          </table:table-cell>
          <table:table-cell office:value-type="float" office:value="1362.22" calcext:value-type="float">
            <text:p>1362.22</text:p>
          </table:table-cell>
          <table:table-cell office:value-type="float" office:value="1362.66" calcext:value-type="float">
            <text:p>1362.66</text:p>
          </table:table-cell>
          <table:table-cell office:value-type="float" office:value="1363.09" calcext:value-type="float">
            <text:p>1363.09</text:p>
          </table:table-cell>
          <table:table-cell office:value-type="float" office:value="1356.96" calcext:value-type="float">
            <text:p>1356.9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353.34" calcext:value-type="float">
            <text:p>1353.34</text:p>
          </table:table-cell>
          <table:table-cell office:value-type="float" office:value="1355.26" calcext:value-type="float">
            <text:p>1355.26</text:p>
          </table:table-cell>
          <table:table-cell office:value-type="float" office:value="1356.91" calcext:value-type="float">
            <text:p>1356.91</text:p>
          </table:table-cell>
          <table:table-cell office:value-type="float" office:value="1358.28" calcext:value-type="float">
            <text:p>1358.28</text:p>
          </table:table-cell>
          <table:table-cell office:value-type="float" office:value="1359.64" calcext:value-type="float">
            <text:p>1359.64</text:p>
          </table:table-cell>
          <table:table-cell office:value-type="float" office:value="1360.12" calcext:value-type="float">
            <text:p>1360.12</text:p>
          </table:table-cell>
          <table:table-cell office:value-type="float" office:value="1360.54" calcext:value-type="float">
            <text:p>1360.54</text:p>
          </table:table-cell>
          <table:table-cell office:value-type="float" office:value="1360.94" calcext:value-type="float">
            <text:p>1360.94</text:p>
          </table:table-cell>
          <table:table-cell office:value-type="float" office:value="1361.33" calcext:value-type="float">
            <text:p>1361.33</text:p>
          </table:table-cell>
          <table:table-cell office:value-type="float" office:value="1356.1" calcext:value-type="float">
            <text:p>1356.1</text:p>
          </table:table-cell>
          <table:table-cell office:value-type="float" office:value="1351.01" calcext:value-type="float">
            <text:p>1351.0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353.01" calcext:value-type="float">
            <text:p>1353.01</text:p>
          </table:table-cell>
          <table:table-cell office:value-type="float" office:value="1354.68" calcext:value-type="float">
            <text:p>1354.68</text:p>
          </table:table-cell>
          <table:table-cell office:value-type="float" office:value="1356.1" calcext:value-type="float">
            <text:p>1356.1</text:p>
          </table:table-cell>
          <table:table-cell office:value-type="float" office:value="1357.3" calcext:value-type="float">
            <text:p>1357.3</text:p>
          </table:table-cell>
          <table:table-cell office:value-type="float" office:value="1358.49" calcext:value-type="float">
            <text:p>1358.49</text:p>
          </table:table-cell>
          <table:table-cell office:value-type="float" office:value="1358.92" calcext:value-type="float">
            <text:p>1358.92</text:p>
          </table:table-cell>
          <table:table-cell office:value-type="float" office:value="1359.29" calcext:value-type="float">
            <text:p>1359.29</text:p>
          </table:table-cell>
          <table:table-cell office:value-type="float" office:value="1359.66" calcext:value-type="float">
            <text:p>1359.66</text:p>
          </table:table-cell>
          <table:table-cell office:value-type="float" office:value="1360.01" calcext:value-type="float">
            <text:p>1360.01</text:p>
          </table:table-cell>
          <table:table-cell office:value-type="float" office:value="1355.46" calcext:value-type="float">
            <text:p>1355.46</text:p>
          </table:table-cell>
          <table:table-cell office:value-type="float" office:value="1351.02" calcext:value-type="float">
            <text:p>1351.0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352.77" calcext:value-type="float">
            <text:p>1352.77</text:p>
          </table:table-cell>
          <table:table-cell office:value-type="float" office:value="1354.23" calcext:value-type="float">
            <text:p>1354.23</text:p>
          </table:table-cell>
          <table:table-cell office:value-type="float" office:value="1355.49" calcext:value-type="float">
            <text:p>1355.49</text:p>
          </table:table-cell>
          <table:table-cell office:value-type="float" office:value="1356.55" calcext:value-type="float">
            <text:p>1356.55</text:p>
          </table:table-cell>
          <table:table-cell office:value-type="float" office:value="1357.61" calcext:value-type="float">
            <text:p>1357.61</text:p>
          </table:table-cell>
          <table:table-cell office:value-type="float" office:value="1358" calcext:value-type="float">
            <text:p>1358</text:p>
          </table:table-cell>
          <table:table-cell office:value-type="float" office:value="1358.34" calcext:value-type="float">
            <text:p>1358.34</text:p>
          </table:table-cell>
          <table:table-cell office:value-type="float" office:value="1358.67" calcext:value-type="float">
            <text:p>1358.67</text:p>
          </table:table-cell>
          <table:table-cell office:value-type="float" office:value="1359" calcext:value-type="float">
            <text:p>1359</text:p>
          </table:table-cell>
          <table:table-cell office:value-type="float" office:value="1354.97" calcext:value-type="float">
            <text:p>1354.97</text:p>
          </table:table-cell>
          <table:table-cell office:value-type="float" office:value="1351.02" calcext:value-type="float">
            <text:p>1351.0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352.58" calcext:value-type="float">
            <text:p>1352.58</text:p>
          </table:table-cell>
          <table:table-cell office:value-type="float" office:value="1353.89" calcext:value-type="float">
            <text:p>1353.89</text:p>
          </table:table-cell>
          <table:table-cell office:value-type="float" office:value="1355.01" calcext:value-type="float">
            <text:p>1355.01</text:p>
          </table:table-cell>
          <table:table-cell office:value-type="float" office:value="1355.97" calcext:value-type="float">
            <text:p>1355.97</text:p>
          </table:table-cell>
          <table:table-cell office:value-type="float" office:value="1356.91" calcext:value-type="float">
            <text:p>1356.91</text:p>
          </table:table-cell>
          <table:table-cell office:value-type="float" office:value="1357.27" calcext:value-type="float">
            <text:p>1357.27</text:p>
          </table:table-cell>
          <table:table-cell office:value-type="float" office:value="1357.58" calcext:value-type="float">
            <text:p>1357.58</text:p>
          </table:table-cell>
          <table:table-cell office:value-type="float" office:value="1357.89" calcext:value-type="float">
            <text:p>1357.89</text:p>
          </table:table-cell>
          <table:table-cell office:value-type="float" office:value="1358.19" calcext:value-type="float">
            <text:p>1358.19</text:p>
          </table:table-cell>
          <table:table-cell office:value-type="float" office:value="1354.57" calcext:value-type="float">
            <text:p>1354.57</text:p>
          </table:table-cell>
          <table:table-cell office:value-type="float" office:value="1351.02" calcext:value-type="float">
            <text:p>1351.0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C_conv_erro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0:59:32.928534783</meta:creation-date>
    <dc:date>2019-08-13T11:03:09.194262989</dc:date>
    <meta:editing-duration>PT3M41S</meta:editing-duration>
    <meta:editing-cycles>1</meta:editing-cycles>
    <meta:document-statistic meta:table-count="1" meta:cell-count="134" meta:object-count="0"/>
    <meta:generator>LibreOffice/6.0.7.3$Linux_X86_64 LibreOffice_project/00m0$Build-3</meta:generator>
  </office:meta>
</office:document-meta>
</file>